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f4e8"/>
    </style:style>
    <style:style style:name="P2" style:family="paragraph" style:parent-style-name="Standard" style:list-style-name="L1">
      <style:text-properties officeooo:rsid="000cf4e8" officeooo:paragraph-rsid="000cf4e8" fo:background-color="#ffff00"/>
    </style:style>
    <style:style style:name="P3" style:family="paragraph" style:parent-style-name="Standard" style:list-style-name="L1">
      <style:text-properties officeooo:rsid="000fe250" officeooo:paragraph-rsid="000fe250" fo:background-color="#ffff00"/>
    </style:style>
    <style:style style:name="P4" style:family="paragraph" style:parent-style-name="Standard" style:list-style-name="L1">
      <style:text-properties officeooo:paragraph-rsid="000ff4ec" fo:background-color="#ffff00"/>
    </style:style>
    <style:style style:name="P5" style:family="paragraph" style:parent-style-name="Standard" style:list-style-name="L1">
      <style:text-properties officeooo:rsid="000fe250" officeooo:paragraph-rsid="000fe250" fo:background-color="transparent"/>
    </style:style>
    <style:style style:name="T1" style:family="text">
      <style:text-properties officeooo:rsid="000cf4e8"/>
    </style:style>
    <style:style style:name="T2" style:family="text">
      <style:text-properties officeooo:rsid="000cf4e8" fo:background-color="#ffff00"/>
    </style:style>
    <style:style style:name="T3" style:family="text">
      <style:text-properties officeooo:rsid="000ff4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46476086267480801" text:style-name="L1">
        <text:list-item>
          <text:p text:style-name="P2">User Authentication System</text:p>
        </text:list-item>
        <text:list-item>
          <text:p text:style-name="P1"><text:span text:style-name="T2">Integration</text:span><text:span text:style-name="T1"> of the DB with the mathematical stuffs</text:span></text:p>
        </text:list-item>
        <text:list-item>
          <text:p text:style-name="P4"><text:span text:style-name="T3">Internal Deadline</text:span></text:p>
        </text:list-item>
        <text:list-item>
          <text:p text:style-name="P1"><text:span text:style-name="T2">Tests</text:span><text:span text:style-name="T1">, Test Classes and Test Documentation</text:span></text:p>
        </text:list-item>
        <text:list-item>
          <text:p text:style-name="P3">Web Pages status</text:p>
        </text:list-item>
        <text:list-item>
          <text:p text:style-name="P3">Final Documentation:</text:p>
          <text:list>
            <text:list-item>
              <text:p text:style-name="P5">user manual</text:p>
            </text:list-item>
            <text:list-item>
              <text:p text:style-name="P5">installation manual</text:p>
            </text:list-item>
          </text:list>
        </text:list-item>
        <text:list-item>
          <text:p text:style-name="P3">Acceptance test</text:p>
        </text:list-item>
        <text:list-item>
          <text:p text:style-name="P3">Traceability Matrix</text:p>
        </text:list-item>
        <text:list-item>
          <text:p text:style-name="P3">Final Project Report docu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12T17:57:31.41</dc:date>
    <meta:editing-duration>P0D</meta:editing-duration>
    <meta:editing-cycles>4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1" meta:word-count="47" meta:character-count="286" meta:non-whitespace-character-count="261"/>
  </office:meta>
</office:document-meta>
</file>